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font-weight="bold" style:font-weight-asian="bold" style:font-weight-complex="bold" fo:language="fr" fo:country="FR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Hyperlink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Hyperlink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Overview of the folder: VS-Edtech_CourseCost_Model-Deployment</text:p>
      <text:p text:style-name="P2">1. CRISP_MLQ file</text:p>
      <text:p text:style-name="P3">2. Project_charter_document</text:p>
      <text:p text:style-name="P4">3. Technical_Design_Document</text:p>
      <text:p text:style-name="P5"/>
      <text:p text:style-name="P6">Data : Mock_DATA.csv</text:p>
      <text:p text:style-name="P7"/>
      <text:p text:style-name="P8">Code:</text:p>
      <text:p text:style-name="P9">4. Edtech_course.ipynb : jupyternotebook environment</text:p>
      <text:p text:style-name="P10">5.<text:s/>Edtech.py : Spyder envornment</text:p>
      <text:p text:style-name="P11">6. Ater AutoML: Mock.py file generated</text:p>
      <text:p text:style-name="P12"/>
      <text:p text:style-name="P13">EDA:</text:p>
      <text:p text:style-name="P14">7.output.html</text:p>
      <text:p text:style-name="P15"/>
      <text:p text:style-name="P16">Deployment: FastAPI(To run on terminal:uvicorn fastAPI:app --reload)</text:p>
      <text:p text:style-name="P17">8. data_model.pkl</text:p>
      <text:p text:style-name="P18">9.fastAPI.py</text:p>
      <text:p text:style-name="P19"/>
      <text:p text:style-name="P20">Deployment:Streamlit (To run on terminal: streamlit run<text:s/>app.py )</text:p>
      <text:p text:style-name="P21">10. app.py</text:p>
      <text:p text:style-name="P22">11. data.csv</text:p>
      <text:p text:style-name="P23"/>
      <text:p text:style-name="P24">Deployment:Heroku</text:p>
      <text:p text:style-name="P25">12. Procfile</text:p>
      <text:p text:style-name="P26">13.requirement.txt</text:p>
      <text:p text:style-name="P27"/>
      <text:p text:style-name="P28">To deploy the model in windows: Anaconda Promt</text:p>
      <text:p text:style-name="P29">Go to the Anaconda prompt shell (terminal) and then go to the directory:</text:p>
      <text:p text:style-name="P30">C:\Users\venki\OneDrive\Desktop\Datascience360\VS-Edtech_CourseCost_Model-Deployment</text:p>
      <text:p text:style-name="P31">Run the command:<text:s/>uvicorn fastAPI:app<text:s/>–reload</text:p>
      <text:p text:style-name="Standard"><text:span text:style-name="T32">Copy the url:</text:span><text:s/><text:a xlink:href="http://127.0.0.1:8000" office:target-frame-name="_top" xlink:show="replace"><text:span text:style-name="T33">http://127.0.0.1:8000</text:span></text:a></text:p>
      <text:p text:style-name="Standard"><text:span text:style-name="T34">Past in the search engine:do lie that <text:s/></text:span><text:a xlink:href="http://127.0.0.1:8000/docs" office:target-frame-name="_top" xlink:show="replace"><text:span text:style-name="T35">http://127.0.0.1:8000/docs</text:span></text:a></text:p>
      <text:p text:style-name="Standard"><text:span text:style-name="T36">And enter the values get the resul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enky somepalli</dc:creator>
    <meta:creation-date>2022-07-08T19:03:00Z</meta:creation-date>
    <dc:date>2022-07-09T16:20:00Z</dc:date>
    <meta:template xlink:href="Normal" xlink:type="simple"/>
    <meta:editing-cycles>2</meta:editing-cycles>
    <meta:editing-duration>PT0S</meta:editing-duration>
    <meta:document-statistic meta:page-count="1" meta:paragraph-count="2" meta:word-count="152" meta:character-count="1022" meta:row-count="7" meta:non-whitespace-character-count="872"/>
  </office:meta>
</office:document-meta>
</file>